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justify" style:justify-single-word="false"/>
      <style:text-properties style:font-name="Times New Roman" fo:font-size="12pt" fo:language="fr" fo:country="FR"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Times New Roman" fo:font-size="12pt" fo:language="fr" fo:country="FR" fo:font-style="italic" style:text-underline-style="none" fo:font-weight="normal" style:font-size-asian="12pt" style:font-style-asian="italic" style:font-weight-asian="normal" style:font-size-complex="12pt" style:font-style-complex="italic" style:font-weight-complex="normal"/>
    </style:style>
    <style:style style:name="P4" style:family="paragraph" style:parent-style-name="Standard">
      <style:paragraph-properties fo:text-align="center" style:justify-single-word="false"/>
      <style:text-properties style:font-name="Times New Roman" fo:font-size="14pt" fo:language="fr" fo:country="FR"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Times New Roman" fo:font-size="12pt" fo:language="fr" fo:country="FR" style:text-underline-style="solid" style:text-underline-width="auto" style:text-underline-color="font-color" fo:font-weight="normal" style:font-name-asian="Monospace" style:font-size-asian="12pt" style:font-weight-asian="normal" style:font-name-complex="Monospace" style:font-size-complex="12pt" style:font-weight-complex="normal"/>
    </style:style>
    <style:style style:name="P6" style:family="paragraph" style:parent-style-name="Standard">
      <style:paragraph-properties fo:text-align="justify" style:justify-single-word="false"/>
      <style:text-properties style:font-name="Times New Roman" fo:font-size="12pt" fo:language="fr" fo:country="FR" style:text-underline-style="none" fo:font-weight="normal" style:font-name-asian="Monospace" style:font-size-asian="12pt" style:font-weight-asian="normal" style:font-name-complex="Monospace" style:font-size-complex="12pt" style:font-weight-complex="normal"/>
    </style:style>
    <style:style style:name="P7" style:family="paragraph" style:parent-style-name="Standard">
      <style:paragraph-properties fo:text-align="justify" style:justify-single-word="false"/>
      <style:text-properties style:font-name="Times New Roman" fo:font-size="12pt" fo:language="fr" fo:country="FR" fo:font-weight="normal" style:font-name-asian="Monospace" style:font-size-asian="12pt" style:font-weight-asian="normal" style:font-name-complex="Monospace" style:font-size-complex="12pt" style:font-weight-complex="normal"/>
    </style:style>
    <style:style style:name="P8" style:family="paragraph" style:parent-style-name="Standard">
      <style:paragraph-properties fo:text-align="justify" style:justify-single-word="false"/>
      <style:text-properties style:font-name="Times New Roman" fo:font-size="12pt" fo:language="fr" fo:country="FR"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Times New Roman" fo:font-size="12pt" style:font-size-asian="12pt" style:font-size-complex="12pt"/>
    </style:style>
    <style:style style:name="P10" style:family="paragraph" style:parent-style-name="Standard">
      <style:paragraph-properties fo:text-align="justify" style:justify-single-word="false"/>
      <style:text-properties style:font-name="Times New Roman" fo:font-size="12pt" style:font-name-asian="Monospace" style:font-size-asian="12pt" style:font-name-complex="Monospace" style:font-size-complex="12pt"/>
    </style:style>
    <style:style style:name="P11" style:family="paragraph" style:parent-style-name="Standard">
      <style:paragraph-properties fo:margin-left="1.251cm" fo:margin-right="0cm" fo:text-align="justify" style:justify-single-word="false" fo:text-indent="0cm" style:auto-text-indent="false"/>
      <style:text-properties style:font-name="Times New Roman"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P12" style:family="paragraph" style:parent-style-name="Standard">
      <style:paragraph-properties fo:margin-left="1.251cm" fo:margin-right="0cm" fo:text-align="justify" style:justify-single-word="false" fo:text-indent="0cm" style:auto-text-indent="false"/>
      <style:text-properties style:font-name="Times New Roman" fo:font-size="12pt" fo:language="fr" fo:country="FR" style:text-underline-style="none" fo:font-weight="normal" style:font-name-asian="Monospace" style:font-size-asian="12pt" style:font-weight-asian="normal" style:font-name-complex="Monospace" style:font-size-complex="12pt" style:font-weight-complex="normal"/>
    </style:style>
    <style:style style:name="P13" style:family="paragraph" style:parent-style-name="Standard">
      <style:paragraph-properties fo:margin-left="1.251cm" fo:margin-right="0cm" fo:text-align="justify" style:justify-single-word="false" fo:text-indent="0cm" style:auto-text-indent="false"/>
      <style:text-properties style:font-name="Times New Roman" fo:font-size="12pt" fo:language="fr" fo:country="FR"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4" style:family="paragraph" style:parent-style-name="Standard">
      <style:paragraph-properties fo:margin-left="1.251cm" fo:margin-right="0cm" fo:text-align="justify" style:justify-single-word="false" fo:text-indent="0cm" style:auto-text-indent="false"/>
      <style:text-properties style:font-name="Times New Roman" fo:font-size="12pt" style:font-size-asian="12pt" style:font-size-complex="12pt"/>
    </style:style>
    <style:style style:name="P15" style:family="paragraph" style:parent-style-name="Standard">
      <style:paragraph-properties fo:margin-left="1.251cm" fo:margin-right="0cm" fo:text-align="justify" style:justify-single-word="false" fo:text-indent="0cm" style:auto-text-indent="false"/>
      <style:text-properties style:font-name="Times New Roman" fo:font-size="12pt" style:text-underline-style="solid" style:text-underline-width="auto" style:text-underline-color="font-color" style:font-size-asian="12pt" style:font-size-complex="12pt"/>
    </style:style>
    <style:style style:name="P16" style:family="paragraph" style:parent-style-name="Standard">
      <style:paragraph-properties fo:margin-left="1.251cm" fo:margin-right="0cm" fo:text-align="justify" style:justify-single-word="false" fo:text-indent="0cm" style:auto-text-indent="false"/>
      <style:text-properties style:font-name="Times New Roman" fo:font-size="12pt" style:text-underline-style="none" style:font-size-asian="12pt" style:font-size-complex="12pt"/>
    </style:style>
    <style:style style:name="P17" style:family="paragraph" style:parent-style-name="Standard">
      <style:paragraph-properties fo:margin-left="0cm" fo:margin-right="0cm" fo:text-align="justify" style:justify-single-word="false" fo:text-indent="0cm" style:auto-text-indent="false"/>
      <style:text-properties style:font-name="Times New Roman" fo:font-size="12pt" fo:language="fr" fo:country="FR" fo:font-style="normal" style:text-underline-style="solid" style:text-underline-width="auto" style:text-underline-color="font-color" fo:font-weight="normal" style:font-name-asian="Monospace" style:font-size-asian="12pt" style:font-style-asian="normal" style:font-weight-asian="normal" style:font-name-complex="Monospace"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font-name="Times New Roman" fo:font-size="12pt" fo:language="fr" fo:country="FR"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1" style:family="text">
      <style:text-properties fo:font-style="normal" style:font-name-asian="Monospace" style:font-style-asian="normal" style:font-name-complex="Monospace" style:font-style-complex="normal"/>
    </style:style>
    <style:style style:name="T2" style:family="text">
      <style:text-properties fo:language="fr" fo:country="FR" fo:font-weight="normal" style:font-weight-asian="normal" style:font-weight-complex="normal"/>
    </style:style>
    <style:style style:name="T3" style:family="text">
      <style:text-properties fo:language="fr" fo:country="FR" fo:font-weight="normal" style:font-name-asian="Monospace" style:font-weight-asian="normal" style:font-name-complex="Monospace" style:font-weight-complex="normal"/>
    </style:style>
    <style:style style:name="T4" style:family="text">
      <style:text-properties fo:language="fr" fo:country="FR" fo:font-style="normal" fo:font-weight="normal" style:font-name-asian="Monospace" style:font-style-asian="normal" style:font-weight-asian="normal" style:font-name-complex="Monospace" style:font-style-complex="normal" style:font-weight-complex="normal"/>
    </style:style>
    <style:style style:name="T5" style:family="text">
      <style:text-properties style:font-name-asian="Monospace" style:font-name-complex="Monospace"/>
    </style:style>
    <style:style style:name="T6" style:family="text">
      <style:text-properties style:font-name="Monospace" fo:font-size="10pt" fo:language="fr" fo:country="FR" fo:font-weight="normal" style:font-name-asian="Monospace" style:font-size-asian="10pt" style:font-weight-asian="normal" style:font-name-complex="Monospace" style:font-size-complex="10pt" style:font-weight-complex="normal"/>
    </style:style>
    <style:style style:name="T7"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pte rendu d’activités de Michael Ory</text:p>
      <text:p text:style-name="P4">du 01/04/2014 au 30/04/2014</text:p>
      <text:p text:style-name="P2"/>
      <text:p text:style-name="P2"><text:span text:style-name="T7">GenericSystem-Tracker</text:span></text:p>
      <text:p text:style-name="P11"><text:span text:style-name="T5">Selector</text:span></text:p>
      <text:p text:style-name="P14"><text:span text:style-name="T3">Pour rappel un Selector n'affiche rien, il ne fait que sélectionner et passer en paramètre l'élément sélectionné à l'afficheur. U</text:span><text:span text:style-name="T4">n élément peut être sélectionné par défaut. Transformation de la classe SelectorEditComponent en classe interne de </text:span><text:span text:style-name="T1">SelectorTypeComponent</text:span><text:span text:style-name="T4">.</text:span></text:p>
      <text:p text:style-name="P15"><text:span text:style-name="T4">Create Xhtml in Java</text:span></text:p>
      <text:p text:style-name="P16"><text:span text:style-name="T4">Il a était fait le choix de générer le xhtml directement en Java. Nous avons donc du gérer notre arbre de composant JSF. L'enregistrement des composants enfants est désormais pris en charge par le composant parent.</text:span></text:p>
      <text:p text:style-name="P9"><text:span text:style-name="T4"/></text:p>
      <text:p text:style-name="P5">Java 8</text:p>
      <text:p text:style-name="P12">La dernière version de Java offre de nombreuses évolutions (notamment la programmation fonctionnelle et les méthodes par défaut) permettant de factoriser GS.</text:p>
      <text:p text:style-name="P12">Compilation de GS 2 en Java 8. Migration des méthodes filter et project de Snapshot.</text:p>
      <text:p text:style-name="P6"/>
      <text:p text:style-name="P5">Weld 2 &amp; JSF 2</text:p>
      <text:p text:style-name="P13">Montée de version de Weld et Jsf. Jusqu’à présent nous utilisions Seam 3, mais Jboss à changé de stratégie en renonçant à développer en dehors de la norme. Seam 3 a donc été arrêté. C'est le projet Apache Deltaspike qui a repris les différents modules de Seam 3 (le noyau étant Weld).</text:p>
      <text:p text:style-name="P13">Mise en place de deltaspkie. Migration des messages, de la gestion des erreurs, de la redirection et de la récupération de Bean hors contexte Weld.</text:p>
      <text:p text:style-name="P13"/>
      <text:p text:style-name="P17">Vertex expérience</text:p>
      <text:p text:style-name="P13"><text:span text:style-name="T6"/></text:p>
      <text:p text:style-name="P10"><text:span text:style-name="T2"><text:tab/></text:span>Inheritance is operationnal</text:p>
      <text:p text:style-name="P10"><text:tab/><text:tab/>InheritanceIterator on demand is operational</text:p>
      <text:p text:style-name="P18"><text:tab/>Begin projection integration</text:p>
      <text:p text:style-name="P18"/>
      <text:p text:style-name="P17">GS Version 3</text:p>
      <text:p text:style-name="P18">Création de Generic System V3 ; déplacement de « Vertex expérience ».</text:p>
      <text:p text:style-name="P10"><text:span text:style-name="T2">GS V3 =&gt; 3</text:span>.0-SNAPSHOT</text:p>
      <text:p text:style-name="P18"/>
      <text:p text:style-name="P17">Autre</text:p>
      <text:p text:style-name="P18">Refactorisation des méthodes cancel et clear ; il est désormais possible que d'annuler ou nettoyer les structuraux.</text:p>
      <text:p text:style-name="P18">Montée de version de GS (2.0-SNAPSHOT).</text:p>
      <text:p text:style-name="P7">Modification de la configuration Jenkins pour faire fonctionner l'intégration continue <text:s/>Désormais il y a déploiement Maven journalier. </text:p>
      <text:p text:style-name="P7">Création du projet d'intégration continue de GS V3.</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style:style>
    <style:page-layout style:name="Mpm1">
      <style:page-layout-properties fo:page-width="21.59cm" fo:page-height="27.94cm" style:num-format="1" style:print-orientation="portrait" fo:margin-top="1.286cm" fo:margin-bottom="0.71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12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5T18:21:58</meta:creation-date>
    <dc:date>2014-05-13T15:00:19</dc:date>
    <meta:editing-duration>P1DT11H45M14S</meta:editing-duration>
    <meta:editing-cycles>26</meta:editing-cycles>
    <meta:generator>LibreOffice/3.5$Linux_X86_64 LibreOffice_project/350m1$Build-2</meta:generator>
    <meta:print-date>2014-03-28T16:15:24</meta:print-date>
    <meta:document-statistic meta:table-count="0" meta:image-count="0" meta:object-count="0" meta:page-count="1" meta:paragraph-count="25" meta:word-count="290" meta:character-count="1854" meta:non-whitespace-character-count="1583"/>
  </office:meta>
</office:document-meta>
</file>